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598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office:forms form:automatic-focus="false" form:apply-design-mode="false"/>
        <table:shapes>
          <draw:frame draw:z-index="0" draw:style-name="gr1" draw:text-style-name="P1" svg:width="15.999cm" svg:height="8.999cm" svg:x="21.133cm" svg:y="0.607cm">
            <draw:object draw:notify-on-update-of-ranges="datos.C2:datos.C61 datos.H2:datos.H61 datos.C2:datos.C61 datos.J2:datos.J61 datos.C2:datos.C61 datos.I2:datos.I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7.302cm" svg:y="0.453cm">
            <draw:object draw:notify-on-update-of-ranges="datos.C62:datos.C121 datos.H62:datos.H121 datos.C62:datos.C121 datos.I62:datos.I121 datos.C62:datos.C121 datos.J62:datos.J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104cm" svg:y="9.719cm">
            <draw:object draw:notify-on-update-of-ranges="datos.C122:datos.C181 datos.H122:datos.H181 datos.C122:datos.C181 datos.I122:datos.I181 datos.C122:datos.C181 datos.J122:datos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7.219cm" svg:y="9.537cm">
            <draw:object draw:notify-on-update-of-ranges="datos.C182:datos.C241 datos.H182:datos.H241 datos.C182:datos.C241 datos.I182:datos.I241 datos.C182:datos.C241 datos.J182:datos.J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9.283cm" svg:y="18.834cm">
            <draw:object draw:notify-on-update-of-ranges="datos.C242:datos.C301 datos.H242:datos.H301 datos.C242:datos.C301 datos.I242:datos.I301 datos.C242:datos.C301 datos.J242:datos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036" calcext:value-type="float">
            <text:p>40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305" calcext:value-type="float">
            <text:p>5305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415" calcext:value-type="float">
            <text:p>6415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511" calcext:value-type="float">
            <text:p>9511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921" calcext:value-type="float">
            <text:p>4921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839" calcext:value-type="float">
            <text:p>3839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601" calcext:value-type="float">
            <text:p>7601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32" calcext:value-type="float">
            <text:p>8232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5761" calcext:value-type="float">
            <text:p>1576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843" calcext:value-type="float">
            <text:p>8843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609" calcext:value-type="float">
            <text:p>5609</text:p>
          </table:table-cell>
          <table:table-cell office:value-type="float" office:value="57" calcext:value-type="float">
            <text:p>57</text:p>
          </table:table-cell>
          <table:table-cell table:formula="of:=MIN([.H2:.H12])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530" calcext:value-type="float">
            <text:p>753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550" calcext:value-type="float">
            <text:p>65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HARMEAN([.H12:.H33])" office:value-type="float" office:value="66.5410639464964" calcext:value-type="float">
            <text:p>66,5410639464964</text:p>
          </table:table-cell>
          <table:table-cell table:number-columns-repeated="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211" calcext:value-type="float">
            <text:p>5211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677" calcext:value-type="float">
            <text:p>5677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661" calcext:value-type="float">
            <text:p>6661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18" calcext:value-type="float">
            <text:p>5818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426" calcext:value-type="float">
            <text:p>8426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118" calcext:value-type="float">
            <text:p>14118</text:p>
          </table:table-cell>
          <table:table-cell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440" calcext:value-type="float">
            <text:p>344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362" calcext:value-type="float">
            <text:p>8362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586" calcext:value-type="float">
            <text:p>4586</text:p>
          </table:table-cell>
          <table:table-cell office:value-type="float" office:value="46" calcext:value-type="float">
            <text:p>46</text:p>
          </table:table-cell>
          <table:table-cell table:formula="of:=MIN([.H13:.H23])" office:value-type="float" office:value="35" calcext:value-type="float">
            <text:p>35</text:p>
          </table:table-cell>
          <table:table-cell table:formula="of:=MAX([.H13:.H23])" office:value-type="float" office:value="142" calcext:value-type="float">
            <text:p>14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94" calcext:value-type="float">
            <text:p>8294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626" calcext:value-type="float">
            <text:p>9626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059" calcext:value-type="float">
            <text:p>8059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617" calcext:value-type="float">
            <text:p>6617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511" calcext:value-type="float">
            <text:p>5511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643" calcext:value-type="float">
            <text:p>7643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946" calcext:value-type="float">
            <text:p>1494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087" calcext:value-type="float">
            <text:p>5087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476" calcext:value-type="float">
            <text:p>8476</text:p>
          </table:table-cell>
          <table:table-cell office:value-type="float" office:value="85" calcext:value-type="float">
            <text:p>85</text:p>
          </table:table-cell>
          <table:table-cell table:formula="of:=MIN([.H24:.H31])" office:value-type="float" office:value="51" calcext:value-type="float">
            <text:p>51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33" calcext:value-type="float">
            <text:p>5833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46" calcext:value-type="float">
            <text:p>9446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41" calcext:value-type="float">
            <text:p>8241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023" calcext:value-type="float">
            <text:p>18023</text:p>
          </table:table-cell>
          <table:table-cell office:value-type="float" office:value="181" calcext:value-type="float">
            <text:p>18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413" calcext:value-type="float">
            <text:p>6413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136" calcext:value-type="float">
            <text:p>713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960" calcext:value-type="float">
            <text:p>896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155" calcext:value-type="float">
            <text:p>815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409" calcext:value-type="float">
            <text:p>5409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442" calcext:value-type="float">
            <text:p>5442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133" calcext:value-type="float">
            <text:p>21133</text:p>
          </table:table-cell>
          <table:table-cell office:value-type="float" office:value="212" calcext:value-type="float">
            <text:p>212</text:p>
          </table:table-cell>
          <table:table-cell table:formula="of:=MIN([.H33:.H42])" office:value-type="float" office:value="55" calcext:value-type="float">
            <text:p>55</text:p>
          </table:table-cell>
          <table:table-cell table:formula="of:=MAX([.H33:.H43])" office:value-type="float" office:value="212" calcext:value-type="float">
            <text:p>21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613" calcext:value-type="float">
            <text:p>12613</text:p>
          </table:table-cell>
          <table:table-cell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352" calcext:value-type="float">
            <text:p>13352</text:p>
          </table:table-cell>
          <table:table-cell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720" calcext:value-type="float">
            <text:p>472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167" calcext:value-type="float">
            <text:p>7167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312" calcext:value-type="float">
            <text:p>10312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40" calcext:value-type="float">
            <text:p>584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906" calcext:value-type="float">
            <text:p>6906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218" calcext:value-type="float">
            <text:p>6218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924" calcext:value-type="float">
            <text:p>6924</text:p>
          </table:table-cell>
          <table:table-cell office:value-type="float" office:value="70" calcext:value-type="float">
            <text:p>70</text:p>
          </table:table-cell>
          <table:table-cell table:formula="of:=MIN([.H44:.H52])" office:value-type="float" office:value="48" calcext:value-type="float">
            <text:p>4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296" calcext:value-type="float">
            <text:p>18296</text:p>
          </table:table-cell>
          <table:table-cell office:value-type="float" office:value="183" calcext:value-type="float">
            <text:p>1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187" calcext:value-type="float">
            <text:p>22187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097" calcext:value-type="float">
            <text:p>18097</text:p>
          </table:table-cell>
          <table:table-cell office:value-type="float" office:value="181" calcext:value-type="float">
            <text:p>18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762" calcext:value-type="float">
            <text:p>18762</text:p>
          </table:table-cell>
          <table:table-cell office:value-type="float" office:value="188" calcext:value-type="float">
            <text:p>1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074" calcext:value-type="float">
            <text:p>7074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60" calcext:value-type="float">
            <text:p>586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8953" calcext:value-type="float">
            <text:p>218953</text:p>
          </table:table-cell>
          <table:table-cell table:formula="of:=AVERAGE([.H2:.H58])" office:value-type="float" office:value="88.1754385964912" calcext:value-type="float">
            <text:p>88,175438596491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2453" calcext:value-type="float">
            <text:p>42453</text:p>
          </table:table-cell>
          <table:table-cell table:formula="of:=AVERAGE([.H3:.H59])" office:value-type="float" office:value="89.0030778701139" calcext:value-type="float">
            <text:p>89,003077870113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0.0</text:p>
          </table:table-cell>
          <table:table-cell office:value-type="float" office:value="29.5" calcext:value-type="float">
            <text:p>29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7904" calcext:value-type="float">
            <text:p>27904</text:p>
          </table:table-cell>
          <table:table-cell office:value-type="float" office:value="280" calcext:value-type="float">
            <text:p>280</text:p>
          </table:table-cell>
          <table:table-cell table:formula="of:=MIN([.H53:.H60])" office:value-type="float" office:value="59" calcext:value-type="float">
            <text:p>59</text:p>
          </table:table-cell>
          <table:table-cell table:formula="of:=MAX([.H53:.H61])" office:value-type="float" office:value="280" calcext:value-type="float">
            <text:p>280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150" calcext:value-type="float">
            <text:p>11150</text:p>
          </table:table-cell>
          <table:table-cell office:value-type="float" office:value="112" calcext:value-type="float">
            <text:p>112</text:p>
          </table:table-cell>
          <table:table-cell table:formula="of:=[.H62]" office:value-type="float" office:value="112" calcext:value-type="float">
            <text:p>112</text:p>
          </table:table-cell>
          <table:table-cell table:formula="of:=[.H62]" office:value-type="float" office:value="112" calcext:value-type="float">
            <text:p>11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210" calcext:value-type="float">
            <text:p>921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67" calcext:value-type="float">
            <text:p>5867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3618" calcext:value-type="float">
            <text:p>2361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387" calcext:value-type="float">
            <text:p>5387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590" calcext:value-type="float">
            <text:p>14590</text:p>
          </table:table-cell>
          <table:table-cell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818" calcext:value-type="float">
            <text:p>781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673" calcext:value-type="float">
            <text:p>5673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969" calcext:value-type="float">
            <text:p>10969</text:p>
          </table:table-cell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8440" calcext:value-type="float">
            <text:p>28440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592" calcext:value-type="float">
            <text:p>6592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732" calcext:value-type="float">
            <text:p>4732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188" calcext:value-type="float">
            <text:p>6188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73" calcext:value-type="float">
            <text:p>9473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935" calcext:value-type="float">
            <text:p>14935</text:p>
          </table:table-cell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149" calcext:value-type="float">
            <text:p>9149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137" calcext:value-type="float">
            <text:p>413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502" calcext:value-type="float">
            <text:p>6502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036" calcext:value-type="float">
            <text:p>6036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638" calcext:value-type="float">
            <text:p>6638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494" calcext:value-type="float">
            <text:p>1849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611" calcext:value-type="float">
            <text:p>6611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634" calcext:value-type="float">
            <text:p>463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74" calcext:value-type="float">
            <text:p>8274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479" calcext:value-type="float">
            <text:p>1647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ARMEAN([.H88:.H95])" office:value-type="float" office:value="108.410215920324" calcext:value-type="float">
            <text:p>108,410215920324</text:p>
          </table:table-cell>
          <table:table-cell table:number-columns-repeated="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468" calcext:value-type="float">
            <text:p>10468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78" calcext:value-type="float">
            <text:p>9478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131" calcext:value-type="float">
            <text:p>8131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30" calcext:value-type="float">
            <text:p>873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759" calcext:value-type="float">
            <text:p>11759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929" calcext:value-type="float">
            <text:p>9929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7695" calcext:value-type="float">
            <text:p>17695</text:p>
          </table:table-cell>
          <table:table-cell office:value-type="float" office:value="177" calcext:value-type="float">
            <text:p>17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015" calcext:value-type="float">
            <text:p>801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139" calcext:value-type="float">
            <text:p>10139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293" calcext:value-type="float">
            <text:p>16293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176" calcext:value-type="float">
            <text:p>16176</text:p>
          </table:table-cell>
          <table:table-cell office:value-type="float" office:value="162" calcext:value-type="float">
            <text:p>16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9857" calcext:value-type="float">
            <text:p>19857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680" calcext:value-type="float">
            <text:p>868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089" calcext:value-type="float">
            <text:p>8089</text:p>
          </table:table-cell>
          <table:table-cell office:value-type="float" office:value="81" calcext:value-type="float">
            <text:p>81</text:p>
          </table:table-cell>
          <table:table-cell table:formula="of:=MIN([.H93:.H102])"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48" calcext:value-type="float">
            <text:p>584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806" calcext:value-type="float">
            <text:p>13806</text:p>
          </table:table-cell>
          <table:table-cell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96" calcext:value-type="float">
            <text:p>8296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273" calcext:value-type="float">
            <text:p>11273</text:p>
          </table:table-cell>
          <table:table-cell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235" calcext:value-type="float">
            <text:p>16235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782" calcext:value-type="float">
            <text:p>10782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120" calcext:value-type="float">
            <text:p>18120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95" calcext:value-type="float">
            <text:p>8795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073" calcext:value-type="float">
            <text:p>6073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355" calcext:value-type="float">
            <text:p>2035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MAX([.H103:.H112])" office:value-type="float" office:value="204" calcext:value-type="float">
            <text:p>204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905" calcext:value-type="float">
            <text:p>8905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7321" calcext:value-type="float">
            <text:p>17321</text:p>
          </table:table-cell>
          <table:table-cell office:value-type="float" office:value="174" calcext:value-type="float">
            <text:p>17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876" calcext:value-type="float">
            <text:p>20876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243" calcext:value-type="float">
            <text:p>11243</text:p>
          </table:table-cell>
          <table:table-cell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789" calcext:value-type="float">
            <text:p>778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9511" calcext:value-type="float">
            <text:p>19511</text:p>
          </table:table-cell>
          <table:table-cell office:value-type="float" office:value="196" calcext:value-type="float">
            <text:p>19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453" calcext:value-type="float">
            <text:p>13453</text:p>
          </table:table-cell>
          <table:table-cell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1415" calcext:value-type="float">
            <text:p>4141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0.0</text:p>
          </table:table-cell>
          <table:table-cell office:value-type="float" office:value="29.5" calcext:value-type="float">
            <text:p>29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8016" calcext:value-type="float">
            <text:p>88016</text:p>
          </table:table-cell>
          <table:table-cell table:formula="of:=AVERAGE([.H62:.H120])" office:value-type="float" office:value="115.762711864407" calcext:value-type="float">
            <text:p>115,762711864407</text:p>
          </table:table-cell>
          <table:table-cell table:formula="of:=[.H121]" office:value-type="float" office:value="115.762711864407" calcext:value-type="float">
            <text:p>115,762711864407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277" calcext:value-type="float">
            <text:p>9277</text:p>
          </table:table-cell>
          <table:table-cell office:value-type="float" office:value="93" calcext:value-type="float">
            <text:p>93</text:p>
          </table:table-cell>
          <table:table-cell table:formula="of:=[.H122]" office:value-type="float" office:value="93" calcext:value-type="float">
            <text:p>93</text:p>
          </table:table-cell>
          <table:table-cell table:formula="of:=[.H122]" office:value-type="float" office:value="93" calcext:value-type="float">
            <text:p>93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871" calcext:value-type="float">
            <text:p>7871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310" calcext:value-type="float">
            <text:p>531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276" calcext:value-type="float">
            <text:p>1227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281" calcext:value-type="float">
            <text:p>10281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103" calcext:value-type="float">
            <text:p>9103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133" calcext:value-type="float">
            <text:p>6133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603" calcext:value-type="float">
            <text:p>8603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289" calcext:value-type="float">
            <text:p>1128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076" calcext:value-type="float">
            <text:p>10076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6375" calcext:value-type="float">
            <text:p>6375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table:formula="of:=MAX([.H122:.H132])" office:value-type="float" office:value="123" calcext:value-type="float">
            <text:p>123</text:p>
          </table:table-cell>
          <table:table-cell table:style-name="ce1"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300" calcext:value-type="float">
            <text:p>830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446" calcext:value-type="float">
            <text:p>6446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725" calcext:value-type="float">
            <text:p>11725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633" calcext:value-type="float">
            <text:p>9633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023" calcext:value-type="float">
            <text:p>9023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978" calcext:value-type="float">
            <text:p>1197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741" calcext:value-type="float">
            <text:p>7741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413" calcext:value-type="float">
            <text:p>441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67" calcext:value-type="float">
            <text:p>8267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8065" calcext:value-type="float">
            <text:p>8065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248" calcext:value-type="float">
            <text:p>9248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576" calcext:value-type="float">
            <text:p>9576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487" calcext:value-type="float">
            <text:p>10487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941" calcext:value-type="float">
            <text:p>794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735" calcext:value-type="float">
            <text:p>573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397" calcext:value-type="float">
            <text:p>9397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653" calcext:value-type="float">
            <text:p>665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HARMEAN([.H140:.H150])" office:value-type="float" office:value="75.1813208630126" calcext:value-type="float">
            <text:p>75,1813208630126</text:p>
          </table:table-cell>
          <table:table-cell table:number-columns-repeated="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214" calcext:value-type="float">
            <text:p>7214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932" calcext:value-type="float">
            <text:p>1393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3000.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7390" calcext:value-type="float">
            <text:p>739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975" calcext:value-type="float">
            <text:p>9975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128" calcext:value-type="float">
            <text:p>812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008" calcext:value-type="float">
            <text:p>11008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430" calcext:value-type="float">
            <text:p>2143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548" calcext:value-type="float">
            <text:p>11548</text:p>
          </table:table-cell>
          <table:table-cell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05" calcext:value-type="float">
            <text:p>8705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136" calcext:value-type="float">
            <text:p>11136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269" calcext:value-type="float">
            <text:p>11269</text:p>
          </table:table-cell>
          <table:table-cell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9664" calcext:value-type="float">
            <text:p>19664</text:p>
          </table:table-cell>
          <table:table-cell office:value-type="float" office:value="197" calcext:value-type="float">
            <text:p>197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1781" calcext:value-type="float">
            <text:p>11781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236" calcext:value-type="float">
            <text:p>32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564" calcext:value-type="float">
            <text:p>14564</text:p>
          </table:table-cell>
          <table:table-cell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719" calcext:value-type="float">
            <text:p>12719</text:p>
          </table:table-cell>
          <table:table-cell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666" calcext:value-type="float">
            <text:p>12666</text:p>
          </table:table-cell>
          <table:table-cell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615" calcext:value-type="float">
            <text:p>20615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801" calcext:value-type="float">
            <text:p>10801</text:p>
          </table:table-cell>
          <table:table-cell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599" calcext:value-type="float">
            <text:p>16599</text:p>
          </table:table-cell>
          <table:table-cell office:value-type="float" office:value="166" calcext:value-type="float">
            <text:p>16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880" calcext:value-type="float">
            <text:p>988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221" calcext:value-type="float">
            <text:p>9221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9062" calcext:value-type="float">
            <text:p>9062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6977" calcext:value-type="float">
            <text:p>26977</text:p>
          </table:table-cell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7821" calcext:value-type="float">
            <text:p>37821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7353" calcext:value-type="float">
            <text:p>17353</text:p>
          </table:table-cell>
          <table:table-cell office:value-type="float" office:value="174" calcext:value-type="float">
            <text:p>17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6131" calcext:value-type="float">
            <text:p>3613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447" calcext:value-type="float">
            <text:p>10447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175" calcext:value-type="float">
            <text:p>12175</text:p>
          </table:table-cell>
          <table:table-cell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8946" calcext:value-type="float">
            <text:p>58946</text:p>
          </table:table-cell>
          <table:table-cell table:formula="of:=AVERAGE([.H122:.H178])" office:value-type="float" office:value="115.350877192982" calcext:value-type="float">
            <text:p>115,3508771929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97" calcext:value-type="float">
            <text:p>9497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5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84495" calcext:value-type="float">
            <text:p>84495</text:p>
          </table:table-cell>
          <table:table-cell table:style-name="ce1" table:formula="of:=AVERAGE([.H122:.H180])" office:value-type="float" office:value="115.005947071068" calcext:value-type="float">
            <text:p>115,005947071068</text:p>
          </table:table-cell>
          <table:table-cell table:style-name="ce1"/>
          <table:table-cell table:style-name="ce1" table:formula="of:=[.H181]" office:value-type="float" office:value="115.005947071068" calcext:value-type="float">
            <text:p>115,005947071068</text:p>
          </table:table-cell>
          <table:table-cell table:style-name="ce1"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884" calcext:value-type="float">
            <text:p>6884</text:p>
          </table:table-cell>
          <table:table-cell office:value-type="float" office:value="69" calcext:value-type="float">
            <text:p>69</text:p>
          </table:table-cell>
          <table:table-cell table:formula="of:=[.H182]" office:value-type="float" office:value="69" calcext:value-type="float">
            <text:p>69</text:p>
          </table:table-cell>
          <table:table-cell table:formula="of:=[.I182]" office:value-type="float" office:value="69" calcext:value-type="float">
            <text:p>69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9478" calcext:value-type="float">
            <text:p>19478</text:p>
          </table:table-cell>
          <table:table-cell office:value-type="float" office:value="195" calcext:value-type="float">
            <text:p>1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761" calcext:value-type="float">
            <text:p>5761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400" calcext:value-type="float">
            <text:p>2240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388" calcext:value-type="float">
            <text:p>20388</text:p>
          </table:table-cell>
          <table:table-cell office:value-type="float" office:value="204" calcext:value-type="float">
            <text:p>20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299" calcext:value-type="float">
            <text:p>7299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558" calcext:value-type="float">
            <text:p>5558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158" calcext:value-type="float">
            <text:p>11158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33" calcext:value-type="float">
            <text:p>8233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0690" calcext:value-type="float">
            <text:p>10690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117" calcext:value-type="float">
            <text:p>8117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972" calcext:value-type="float">
            <text:p>7972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172" calcext:value-type="float">
            <text:p>7172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328" calcext:value-type="float">
            <text:p>21328</text:p>
          </table:table-cell>
          <table:table-cell office:value-type="float" office:value="214" calcext:value-type="float">
            <text:p>21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010" calcext:value-type="float">
            <text:p>901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0498" calcext:value-type="float">
            <text:p>30498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132" calcext:value-type="float">
            <text:p>10132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893" calcext:value-type="float">
            <text:p>689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549" calcext:value-type="float">
            <text:p>8549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8082" calcext:value-type="float">
            <text:p>808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283" calcext:value-type="float">
            <text:p>8283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921" calcext:value-type="float">
            <text:p>11921</text:p>
          </table:table-cell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64" calcext:value-type="float">
            <text:p>9464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943" calcext:value-type="float">
            <text:p>5943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390" calcext:value-type="float">
            <text:p>1039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879" calcext:value-type="float">
            <text:p>7879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615" calcext:value-type="float">
            <text:p>22615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580" calcext:value-type="float">
            <text:p>958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773" calcext:value-type="float">
            <text:p>377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0224" calcext:value-type="float">
            <text:p>10224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4165" calcext:value-type="float">
            <text:p>24165</text:p>
          </table:table-cell>
          <table:table-cell office:value-type="float" office:value="242" calcext:value-type="float">
            <text:p>24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786" calcext:value-type="float">
            <text:p>678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881" calcext:value-type="float">
            <text:p>10881</text:p>
          </table:table-cell>
          <table:table-cell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4247" calcext:value-type="float">
            <text:p>2424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9791" calcext:value-type="float">
            <text:p>19791</text:p>
          </table:table-cell>
          <table:table-cell office:value-type="float" office:value="198" calcext:value-type="float">
            <text:p>19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39" calcext:value-type="float">
            <text:p>8739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551" calcext:value-type="float">
            <text:p>10551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955" calcext:value-type="float">
            <text:p>20955</text:p>
          </table:table-cell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911" calcext:value-type="float">
            <text:p>10911</text:p>
          </table:table-cell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9819" calcext:value-type="float">
            <text:p>9819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4534" calcext:value-type="float">
            <text:p>34534</text:p>
          </table:table-cell>
          <table:table-cell office:value-type="float" office:value="346" calcext:value-type="float">
            <text:p>34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7184" calcext:value-type="float">
            <text:p>37184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560" calcext:value-type="float">
            <text:p>13560</text:p>
          </table:table-cell>
          <table:table-cell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831" calcext:value-type="float">
            <text:p>21831</text:p>
          </table:table-cell>
          <table:table-cell office:value-type="float" office:value="219" calcext:value-type="float">
            <text:p>21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9157" calcext:value-type="float">
            <text:p>29157</text:p>
          </table:table-cell>
          <table:table-cell office:value-type="float" office:value="292" calcext:value-type="float">
            <text:p>29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684" calcext:value-type="float">
            <text:p>12684</text:p>
          </table:table-cell>
          <table:table-cell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97" calcext:value-type="float">
            <text:p>8797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500" calcext:value-type="float">
            <text:p>950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5567" calcext:value-type="float">
            <text:p>25567</text:p>
          </table:table-cell>
          <table:table-cell office:value-type="float" office:value="256" calcext:value-type="float">
            <text:p>256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7061" calcext:value-type="float">
            <text:p>706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formula="of:=MIN([.H223:.H232])" office:value-type="float" office:value="71" calcext:value-type="float">
            <text:p>71</text:p>
          </table:table-cell>
          <table:table-cell table:style-name="ce1"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369" calcext:value-type="float">
            <text:p>14369</text:p>
          </table:table-cell>
          <table:table-cell office:value-type="float" office:value="144" calcext:value-type="float">
            <text:p>14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872" calcext:value-type="float">
            <text:p>11872</text:p>
          </table:table-cell>
          <table:table-cell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255" calcext:value-type="float">
            <text:p>12255</text:p>
          </table:table-cell>
          <table:table-cell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053" calcext:value-type="float">
            <text:p>905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4861" calcext:value-type="float">
            <text:p>34861</text:p>
          </table:table-cell>
          <table:table-cell office:value-type="float" office:value="349" calcext:value-type="float">
            <text:p>34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4646" calcext:value-type="float">
            <text:p>64646</text:p>
          </table:table-cell>
          <table:table-cell table:formula="of:=AVERAGE([.H182:.H237])" office:value-type="float" office:value="137.285714285714" calcext:value-type="float">
            <text:p>137,28571428571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6726" calcext:value-type="float">
            <text:p>26726</text:p>
          </table:table-cell>
          <table:table-cell office:value-type="float" office:value="268" calcext:value-type="float">
            <text:p>26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3675" calcext:value-type="float">
            <text:p>43675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5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40140" calcext:value-type="float">
            <text:p>40140</text:p>
          </table:table-cell>
          <table:table-cell table:style-name="ce1" office:value-type="float" office:value="402" calcext:value-type="float">
            <text:p>402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307" calcext:value-type="float">
            <text:p>9307</text:p>
          </table:table-cell>
          <table:table-cell office:value-type="float" office:value="94" calcext:value-type="float">
            <text:p>94</text:p>
          </table:table-cell>
          <table:table-cell table:formula="of:=[.H242]" office:value-type="float" office:value="94" calcext:value-type="float">
            <text:p>94</text:p>
          </table:table-cell>
          <table:table-cell table:formula="of:=[.I242]" office:value-type="float" office:value="94" calcext:value-type="float">
            <text:p>94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2986" calcext:value-type="float">
            <text:p>12986</text:p>
          </table:table-cell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460" calcext:value-type="float">
            <text:p>946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1367" calcext:value-type="float">
            <text:p>21367</text:p>
          </table:table-cell>
          <table:table-cell office:value-type="float" office:value="214" calcext:value-type="float">
            <text:p>21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358" calcext:value-type="float">
            <text:p>5358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308" calcext:value-type="float">
            <text:p>7308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825" calcext:value-type="float">
            <text:p>8825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271" calcext:value-type="float">
            <text:p>10271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030" calcext:value-type="float">
            <text:p>14030</text:p>
          </table:table-cell>
          <table:table-cell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427" calcext:value-type="float">
            <text:p>8427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31364" calcext:value-type="float">
            <text:p>31364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" table:formula="of:=MAX([.H242:.H252])" office:value-type="float" office:value="314" calcext:value-type="float">
            <text:p>314</text:p>
          </table:table-cell>
          <table:table-cell table:style-name="ce1"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121" calcext:value-type="float">
            <text:p>7121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669" calcext:value-type="float">
            <text:p>11669</text:p>
          </table:table-cell>
          <table:table-cell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916" calcext:value-type="float">
            <text:p>10916</text:p>
          </table:table-cell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266" calcext:value-type="float">
            <text:p>10266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022" calcext:value-type="float">
            <text:p>9022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4136" calcext:value-type="float">
            <text:p>34136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902" calcext:value-type="float">
            <text:p>8902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088" calcext:value-type="float">
            <text:p>608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528" calcext:value-type="float">
            <text:p>22528</text:p>
          </table:table-cell>
          <table:table-cell office:value-type="float" office:value="226" calcext:value-type="float">
            <text:p>226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1286" calcext:value-type="float">
            <text:p>11286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4272" calcext:value-type="float">
            <text:p>14272</text:p>
          </table:table-cell>
          <table:table-cell office:value-type="float" office:value="143" calcext:value-type="float">
            <text:p>14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145" calcext:value-type="float">
            <text:p>814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557" calcext:value-type="float">
            <text:p>6557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119" calcext:value-type="float">
            <text:p>11119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84" calcext:value-type="float">
            <text:p>8784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3369" calcext:value-type="float">
            <text:p>23369</text:p>
          </table:table-cell>
          <table:table-cell office:value-type="float" office:value="234" calcext:value-type="float">
            <text:p>23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037" calcext:value-type="float">
            <text:p>9037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098" calcext:value-type="float">
            <text:p>10098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9154" calcext:value-type="float">
            <text:p>29154</text:p>
          </table:table-cell>
          <table:table-cell office:value-type="float" office:value="292" calcext:value-type="float">
            <text:p>292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35451" calcext:value-type="float">
            <text:p>35451</text:p>
          </table:table-cell>
          <table:table-cell table:style-name="ce1" office:value-type="float" office:value="355" calcext:value-type="float">
            <text:p>355</text:p>
          </table:table-cell>
          <table:table-cell table:style-name="ce1"/>
          <table:table-cell table:style-name="ce1" table:formula="of:=MAX([.H263:.H272])" office:value-type="float" office:value="355" calcext:value-type="float">
            <text:p>355</text:p>
          </table:table-cell>
          <table:table-cell table:style-name="ce1"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834" calcext:value-type="float">
            <text:p>6834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570" calcext:value-type="float">
            <text:p>11570</text:p>
          </table:table-cell>
          <table:table-cell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441" calcext:value-type="float">
            <text:p>8441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8812" calcext:value-type="float">
            <text:p>2881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459" calcext:value-type="float">
            <text:p>7459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5964" calcext:value-type="float">
            <text:p>596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6532" calcext:value-type="float">
            <text:p>6532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669" calcext:value-type="float">
            <text:p>11669</text:p>
          </table:table-cell>
          <table:table-cell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0680" calcext:value-type="float">
            <text:p>10680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0.5" calcext:value-type="float">
            <text:p>20,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7248" calcext:value-type="float">
            <text:p>17248</text:p>
          </table:table-cell>
          <table:table-cell office:value-type="float" office:value="173" calcext:value-type="float">
            <text:p>173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1183" calcext:value-type="float">
            <text:p>11183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3850" calcext:value-type="float">
            <text:p>13850</text:p>
          </table:table-cell>
          <table:table-cell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4463" calcext:value-type="float">
            <text:p>24463</text:p>
          </table:table-cell>
          <table:table-cell office:value-type="float" office:value="245" calcext:value-type="float">
            <text:p>24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916" calcext:value-type="float">
            <text:p>22916</text:p>
          </table:table-cell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7474" calcext:value-type="float">
            <text:p>27474</text:p>
          </table:table-cell>
          <table:table-cell office:value-type="float" office:value="275" calcext:value-type="float">
            <text:p>27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6778" calcext:value-type="float">
            <text:p>16778</text:p>
          </table:table-cell>
          <table:table-cell office:value-type="float" office:value="168" calcext:value-type="float">
            <text:p>168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40617" calcext:value-type="float">
            <text:p>40617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7492" calcext:value-type="float">
            <text:p>27492</text:p>
          </table:table-cell>
          <table:table-cell office:value-type="float" office:value="275" calcext:value-type="float">
            <text:p>275</text:p>
          </table:table-cell>
          <table:table-cell table:number-columns-repeated="5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0914" calcext:value-type="float">
            <text:p>10914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MIN([.H283:.H292])" office:value-type="float" office:value="110" calcext:value-type="float">
            <text:p>110</text:p>
          </table:table-cell>
          <table:table-cell table:style-name="ce1"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2996" calcext:value-type="float">
            <text:p>32996</text:p>
          </table:table-cell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8708" calcext:value-type="float">
            <text:p>8708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37731" calcext:value-type="float">
            <text:p>37731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2032" calcext:value-type="float">
            <text:p>22032</text:p>
          </table:table-cell>
          <table:table-cell office:value-type="float" office:value="221" calcext:value-type="float">
            <text:p>221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8317" calcext:value-type="float">
            <text:p>28317</text:p>
          </table:table-cell>
          <table:table-cell office:value-type="float" office:value="284" calcext:value-type="float">
            <text:p>284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10391" calcext:value-type="float">
            <text:p>1039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0459" calcext:value-type="float">
            <text:p>20459</text:p>
          </table:table-cell>
          <table:table-cell office:value-type="float" office:value="205" calcext:value-type="float">
            <text:p>205</text:p>
          </table:table-cell>
          <table:table-cell table:number-columns-repeated="5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28390" calcext:value-type="float">
            <text:p>28390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5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float" office:value="15811" calcext:value-type="float">
            <text:p>15811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formula="of:=[.H301]" office:value-type="float" office:value="159" calcext:value-type="float">
            <text:p>159</text:p>
          </table:table-cell>
          <table:table-cell table:style-name="ce1" table:formula="of:=[.I301]" office:value-type="float" office:value="159" calcext:value-type="float">
            <text:p>159</text:p>
          </table:table-cell>
          <table:table-cell table:style-name="ce1" table:number-columns-repeated="5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float" office:value="7463" calcext:value-type="float">
            <text:p>7463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datos.A1:datos.H3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8:11:03.676424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8:33:21.930979654</dc:date>
    <meta:editing-duration>PT5H12M58S</meta:editing-duration>
    <meta:editing-cycles>10</meta:editing-cycles>
    <meta:generator>LibreOffice/6.4.5.2$Linux_X86_64 LibreOffice_project/40$Build-2</meta:generator>
    <meta:document-statistic meta:table-count="1" meta:cell-count="250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esos con 1000</text:p>
        </chart:title>
        <chart:legend chart:legend-position="end" svg:x="13.439cm" svg:y="3.703cm" style:legend-expansion="high" chart:style-name="ch3"/>
        <chart:plot-area chart:style-name="ch4" table:cell-range-address="datos.C2:datos.C61 datos.H2:datos.J6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2:datos.H61" loext:label-string="epocas" chart:class="chart:scatter">
            <chart:domain table:cell-range-address="datos.C2:datos.C61"/>
            <chart:data-point chart:repeated="60"/>
          </chart:series>
          <chart:series chart:style-name="ch10" chart:values-cell-range-address="datos.J2:datos.J61" loext:label-string="superior" chart:class="chart:scatter">
            <chart:data-point chart:repeated="60"/>
          </chart:series>
          <chart:series chart:style-name="ch11" chart:values-cell-range-address="datos.I2:datos.I61" loext:label-string="inf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superior</text:p>
              </table:table-cell>
              <table:table-cell office:value-type="string">
                <text:p>inf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:datos.C61</svg:desc>
                </draw:g>
              </table:table-cell>
              <table:table-cell office:value-type="float" office:value="41">
                <text:p>41</text:p>
                <draw:g>
                  <svg:desc>datos.H2:datos.H61</svg:desc>
                </draw:g>
              </table:table-cell>
              <table:table-cell office:value-type="float" office:value="100">
                <text:p>100</text:p>
                <draw:g>
                  <svg:desc>datos.J2:datos.J61</svg:desc>
                </draw:g>
              </table:table-cell>
              <table:table-cell office:value-type="float" office:value="41">
                <text:p>41</text:p>
                <draw:g>
                  <svg:desc>datos.I2:datos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88.1754385964912">
                <text:p>88.175438596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89.0030778701139">
                <text:p>89.003077870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esos con 2000</text:p>
        </chart:title>
        <chart:legend chart:legend-position="end" svg:x="13.439cm" svg:y="3.703cm" style:legend-expansion="high" chart:style-name="ch3"/>
        <chart:plot-area chart:style-name="ch4" table:cell-range-address="datos.C62:datos.C121 datos.H62:datos.J12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62:datos.H121" loext:label-string="epocas" chart:class="chart:scatter">
            <chart:domain table:cell-range-address="datos.C62:datos.C121"/>
            <chart:data-point chart:repeated="60"/>
          </chart:series>
          <chart:series chart:style-name="ch10" chart:values-cell-range-address="datos.I62:datos.I121" loext:label-string="inferior" chart:class="chart:scatter">
            <chart:data-point chart:repeated="60"/>
          </chart:series>
          <chart:series chart:style-name="ch11" chart:values-cell-range-address="datos.J62:datos.J121" loext:label-string="sup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62:datos.C121</svg:desc>
                </draw:g>
              </table:table-cell>
              <table:table-cell office:value-type="float" office:value="112">
                <text:p>112</text:p>
                <draw:g>
                  <svg:desc>datos.H62:datos.H121</svg:desc>
                </draw:g>
              </table:table-cell>
              <table:table-cell office:value-type="float" office:value="112">
                <text:p>112</text:p>
                <draw:g>
                  <svg:desc>datos.I62:datos.I121</svg:desc>
                </draw:g>
              </table:table-cell>
              <table:table-cell office:value-type="float" office:value="112">
                <text:p>112</text:p>
                <draw:g>
                  <svg:desc>datos.J62:datos.J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5.762711864407">
                <text:p>115.762711864407</text:p>
              </table:table-cell>
              <table:table-cell office:value-type="float" office:value="115.762711864407">
                <text:p>115.7627118644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esos con 3000</text:p>
        </chart:title>
        <chart:legend chart:legend-position="end" svg:x="13.439cm" svg:y="3.703cm" style:legend-expansion="high" chart:style-name="ch3"/>
        <chart:plot-area chart:style-name="ch4" table:cell-range-address="datos.C122:datos.C181 datos.H122:datos.J18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6.043cm" svg:y="8.019cm" chart:style-name="ch6">
              <text:p>Aprendizaje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122:datos.H181" loext:label-string="epocas" chart:class="chart:scatter">
            <chart:domain table:cell-range-address="datos.C122:datos.C181"/>
            <chart:data-point chart:repeated="60"/>
          </chart:series>
          <chart:series chart:style-name="ch10" chart:values-cell-range-address="datos.I122:datos.I181" loext:label-string="inferior" chart:class="chart:scatter">
            <chart:data-point chart:repeated="60"/>
          </chart:series>
          <chart:series chart:style-name="ch11" chart:values-cell-range-address="datos.J122:datos.J181" loext:label-string="sup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22:datos.C181</svg:desc>
                </draw:g>
              </table:table-cell>
              <table:table-cell office:value-type="float" office:value="93">
                <text:p>93</text:p>
                <draw:g>
                  <svg:desc>datos.H122:datos.H181</svg:desc>
                </draw:g>
              </table:table-cell>
              <table:table-cell office:value-type="float" office:value="93">
                <text:p>93</text:p>
                <draw:g>
                  <svg:desc>datos.I122:datos.I181</svg:desc>
                </draw:g>
              </table:table-cell>
              <table:table-cell office:value-type="float" office:value="93">
                <text:p>93</text:p>
                <draw:g>
                  <svg:desc>datos.J122:datos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15.350877192982">
                <text:p>115.35087719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5.005947071068">
                <text:p>115.005947071068</text:p>
              </table:table-cell>
              <table:table-cell office:value-type="float" office:value="NaN">
                <text:p>NaN</text:p>
              </table:table-cell>
              <table:table-cell office:value-type="float" office:value="115.005947071068">
                <text:p>115.005947071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esos con 4000</text:p>
        </chart:title>
        <chart:legend chart:legend-position="end" svg:x="13.439cm" svg:y="3.703cm" style:legend-expansion="high" chart:style-name="ch3"/>
        <chart:plot-area chart:style-name="ch4" table:cell-range-address="datos.C182:datos.C241 datos.H182:datos.J24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182:datos.H241" loext:label-string="epocas" chart:class="chart:scatter">
            <chart:domain table:cell-range-address="datos.C182:datos.C241"/>
            <chart:data-point chart:repeated="60"/>
          </chart:series>
          <chart:series chart:style-name="ch10" chart:values-cell-range-address="datos.I182:datos.I241" loext:label-string="inferior" chart:class="chart:scatter">
            <chart:data-point chart:repeated="60"/>
          </chart:series>
          <chart:series chart:style-name="ch11" chart:values-cell-range-address="datos.J182:datos.J241" loext:label-string="sup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82:datos.C241</svg:desc>
                </draw:g>
              </table:table-cell>
              <table:table-cell office:value-type="float" office:value="69">
                <text:p>69</text:p>
                <draw:g>
                  <svg:desc>datos.H182:datos.H241</svg:desc>
                </draw:g>
              </table:table-cell>
              <table:table-cell office:value-type="float" office:value="69">
                <text:p>69</text:p>
                <draw:g>
                  <svg:desc>datos.I182:datos.I241</svg:desc>
                </draw:g>
              </table:table-cell>
              <table:table-cell office:value-type="float" office:value="69">
                <text:p>69</text:p>
                <draw:g>
                  <svg:desc>datos.J182:datos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37.285714285714">
                <text:p>137.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Pesos con 5000</text:p>
        </chart:title>
        <chart:legend chart:legend-position="end" svg:x="13.439cm" svg:y="3.703cm" style:legend-expansion="high" chart:style-name="ch3"/>
        <chart:plot-area chart:style-name="ch4" table:cell-range-address="datos.C242:datos.C301 datos.H242:datos.J30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242:datos.H301" loext:label-string="epocas" chart:class="chart:scatter">
            <chart:domain table:cell-range-address="datos.C242:datos.C301"/>
            <chart:data-point chart:repeated="60"/>
          </chart:series>
          <chart:series chart:style-name="ch10" chart:values-cell-range-address="datos.I242:datos.I301" loext:label-string="inferior" chart:class="chart:scatter">
            <chart:data-point chart:repeated="60"/>
          </chart:series>
          <chart:series chart:style-name="ch11" chart:values-cell-range-address="datos.J242:datos.J301" loext:label-string="sup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42:datos.C301</svg:desc>
                </draw:g>
              </table:table-cell>
              <table:table-cell office:value-type="float" office:value="94">
                <text:p>94</text:p>
                <draw:g>
                  <svg:desc>datos.H242:datos.H301</svg:desc>
                </draw:g>
              </table:table-cell>
              <table:table-cell office:value-type="float" office:value="94">
                <text:p>94</text:p>
                <draw:g>
                  <svg:desc>datos.I242:datos.I301</svg:desc>
                </draw:g>
              </table:table-cell>
              <table:table-cell office:value-type="float" office:value="94">
                <text:p>94</text:p>
                <draw:g>
                  <svg:desc>datos.J242:datos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